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Cabeçalho1" style:master-page-name="MPF0" style:list-style-name="WW_OutlineListStyle_1" style:family="paragraph">
      <style:paragraph-properties fo:break-before="page"/>
      <style:text-properties fo:language="sl" fo:country="SI"/>
    </style:style>
    <style:style style:name="P5" style:parent-style-name="Normal" style:family="paragraph">
      <style:text-properties fo:language="sl" fo:country="SI"/>
    </style:style>
    <style:style style:name="TableColumn7" style:family="table-column">
      <style:table-column-properties style:column-width="5.493in"/>
    </style:style>
    <style:style style:name="Table6" style:family="table">
      <style:table-properties style:width="5.493in" style:rel-width="100%"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style:style>
    <style:style style:name="T11" style:parent-style-name="Tipodeletrapredefinidodoparágrafo" style:family="text">
      <style:text-properties style:font-name="Consolas" fo:font-weight="bold" style:font-weight-asian="bold" fo:language="sl" fo:country="SI"/>
    </style:style>
    <style:style style:name="T12" style:parent-style-name="Tipodeletrapredefinidodoparágrafo" style:family="text">
      <style:text-properties style:font-name="Consolas" fo:language="sl" fo:country="SI"/>
    </style:style>
    <style:style style:name="T13" style:parent-style-name="Tipodeletrapredefinidodoparágrafo" style:family="text">
      <style:text-properties style:font-name="Consolas" fo:font-style="italic" style:font-style-asian="italic" fo:language="sl" fo:country="SI"/>
    </style:style>
    <style:style style:name="P14" style:parent-style-name="Normal" style:family="paragraph">
      <style:text-properties style:font-name="Consolas" fo:language="sl" fo:country="SI"/>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T17" style:parent-style-name="Tipodeletrapredefinidodoparágrafo" style:family="text">
      <style:text-properties style:font-name="Consolas" fo:font-weight="bold" style:font-weight-asian="bold" fo:language="sl" fo:country="SI"/>
    </style:style>
    <style:style style:name="T18" style:parent-style-name="Tipodeletrapredefinidodoparágrafo" style:family="text">
      <style:text-properties style:font-name="Consolas" fo:language="sl" fo:country="SI"/>
    </style:style>
    <style:style style:name="T19" style:parent-style-name="Tipodeletrapredefinidodoparágrafo" style:family="text">
      <style:text-properties style:font-name="Consolas" fo:font-style="italic" style:font-style-asian="italic" fo:language="sl" fo:country="SI"/>
    </style:style>
    <style:style style:name="P20" style:parent-style-name="Normal" style:family="paragraph">
      <style:text-properties style:font-name="Consolas" fo:language="sl" fo:country="SI"/>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Consolas" fo:font-weight="bold" style:font-weight-asian="bold" fo:language="sl" fo:country="SI"/>
    </style:style>
    <style:style style:name="T24" style:parent-style-name="Tipodeletrapredefinidodoparágrafo" style:family="text">
      <style:text-properties style:font-name="Consolas" fo:font-style="italic" style:font-style-asian="italic" fo:language="sl" fo:country="SI"/>
    </style:style>
    <style:style style:name="T25" style:parent-style-name="Tipodeletrapredefinidodoparágrafo" style:family="text">
      <style:text-properties style:font-name="Consolas" fo:font-style="italic" style:font-style-asian="italic" fo:language="sl" fo:country="SI"/>
    </style:style>
    <style:style style:name="P26" style:parent-style-name="Normal" style:family="paragraph">
      <style:text-properties style:font-name="Consolas" fo:language="sl" fo:country="SI"/>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T29" style:parent-style-name="Tipodeletrapredefinidodoparágrafo" style:family="text">
      <style:text-properties style:font-name="Consolas" fo:font-weight="bold" style:font-weight-asian="bold" fo:language="sl" fo:country="SI"/>
    </style:style>
    <style:style style:name="T30" style:parent-style-name="Tipodeletrapredefinidodoparágrafo" style:family="text">
      <style:text-properties style:font-name="Consolas" fo:language="sl" fo:country="SI"/>
    </style:style>
    <style:style style:name="T31" style:parent-style-name="Tipodeletrapredefinidodoparágrafo" style:family="text">
      <style:text-properties style:font-name="Consolas" fo:font-weight="bold" style:font-weight-asian="bold" fo:language="sl" fo:country="SI"/>
    </style:style>
    <style:style style:name="T32" style:parent-style-name="Tipodeletrapredefinidodoparágrafo" style:family="text">
      <style:text-properties style:font-name="Consolas" fo:font-style="italic" style:font-style-asian="italic" fo:language="sl" fo:country="SI"/>
    </style:style>
    <style:style style:name="P33" style:parent-style-name="Normal" style:family="paragraph">
      <style:text-properties style:font-name="Consolas" fo:language="sl" fo:country="SI"/>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text-properties style:font-name="Consolas" fo:font-weight="bold" style:font-weight-asian="bold" fo:language="sl" fo:country="SI"/>
    </style:style>
    <style:style style:name="T37" style:parent-style-name="Tipodeletrapredefinidodoparágrafo" style:family="text">
      <style:text-properties style:font-name="Consolas" fo:font-style="italic" style:font-style-asian="italic" fo:language="sl" fo:country="SI"/>
    </style:style>
    <style:style style:name="P38" style:parent-style-name="Normal" style:family="paragraph">
      <style:text-properties style:font-name="Consolas" fo:language="sl" fo:country="SI"/>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style:font-name="Consolas" fo:font-weight="bold" style:font-weight-asian="bold" fo:language="sl" fo:country="SI"/>
    </style:style>
    <style:style style:name="T42" style:parent-style-name="Tipodeletrapredefinidodoparágrafo" style:family="text">
      <style:text-properties style:font-name="Consolas" fo:font-style="italic" style:font-style-asian="italic" fo:language="sl" fo:country="SI"/>
    </style:style>
    <style:style style:name="P43" style:parent-style-name="Normal" style:family="paragraph">
      <style:text-properties style:font-name="Consolas" fo:language="sl" fo:country="SI"/>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Consolas" fo:font-weight="bold" style:font-weight-asian="bold" fo:language="sl" fo:country="SI"/>
    </style:style>
    <style:style style:name="T47" style:parent-style-name="Tipodeletrapredefinidodoparágrafo" style:family="text">
      <style:text-properties style:font-name="Consolas" fo:font-style="italic" style:font-style-asian="italic" fo:language="sl" fo:country="SI"/>
    </style:style>
    <style:style style:name="T48" style:parent-style-name="Tipodeletrapredefinidodoparágrafo" style:family="text">
      <style:text-properties style:font-name="Consolas" fo:font-style="italic" style:font-style-asian="italic" fo:language="sl" fo:country="SI"/>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style:font-name="Consolas" fo:font-weight="bold" style:font-weight-asian="bold" fo:language="sl" fo:country="SI"/>
    </style:style>
    <style:style style:name="P52" style:parent-style-name="Normal" style:family="paragraph">
      <style:text-properties style:font-name="Consolas" fo:font-style="italic" style:font-style-asian="italic" fo:language="sl" fo:country="SI"/>
    </style:style>
    <style:style style:name="P53" style:parent-style-name="Normal" style:family="paragraph">
      <style:text-properties fo:language="sl" fo:country="SI"/>
    </style:style>
    <style:style style:name="P54" style:parent-style-name="Normal" style:family="paragraph">
      <style:text-properties style:font-name="Consolas" fo:language="sl" fo:country="SI"/>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Consolas" fo:font-weight="bold" style:font-weight-asian="bold" fo:language="sl" fo:country="SI"/>
    </style:style>
    <style:style style:name="P58" style:parent-style-name="Normal" style:family="paragraph">
      <style:text-properties style:font-name="Consolas" fo:font-style="italic" style:font-style-asian="italic" fo:language="sl" fo:country="SI"/>
    </style:style>
    <style:style style:name="P59" style:parent-style-name="Normal" style:family="paragraph">
      <style:text-properties style:font-name="Consolas" fo:language="sl" fo:country="SI"/>
    </style:style>
    <style:style style:name="P60" style:parent-style-name="Normal" style:family="paragraph">
      <style:text-properties fo:language="sl" fo:country="SI"/>
    </style:style>
    <style:style style:name="P61" style:parent-style-name="Normal" style:family="paragraph">
      <style:text-properties fo:language="sl" fo:country="SI"/>
    </style:style>
    <style:style style:name="P62" style:parent-style-name="Normal" style:family="paragraph">
      <style:text-properties fo:language="sl" fo:country="SI"/>
    </style:style>
    <style:style style:name="P63" style:parent-style-name="Normal" style:family="paragraph">
      <style:text-properties fo:language="sl" fo:country="SI"/>
    </style:style>
    <style:style style:name="P64" style:parent-style-name="Normal" style:family="paragraph">
      <style:text-properties fo:language="sl" fo:country="SI"/>
    </style:style>
    <style:style style:name="P65" style:parent-style-name="Normal" style:family="paragraph">
      <style:text-properties fo:language="sl" fo:country="SI"/>
    </style:style>
    <style:style style:name="P66" style:parent-style-name="Normal" style:family="paragraph">
      <style:text-properties fo:language="sl" fo:country="SI"/>
    </style:style>
    <style:style style:name="P67" style:parent-style-name="Normal" style:family="paragraph">
      <style:text-properties fo:language="sl" fo:country="SI"/>
    </style:style>
    <style:style style:name="P68" style:parent-style-name="Normal" style:family="paragraph">
      <style:text-properties fo:language="sl" fo:country="SI"/>
    </style:style>
    <style:style style:name="P69" style:parent-style-name="Normal" style:family="paragraph">
      <style:text-properties fo:language="sl" fo:country="SI"/>
    </style:style>
    <style:style style:name="P70" style:parent-style-name="Normal" style:family="paragraph">
      <style:text-properties fo:language="sl" fo:country="SI"/>
    </style:style>
    <style:style style:name="P71" style:parent-style-name="Normal" style:family="paragraph">
      <style:text-properties fo:language="sl" fo:country="SI"/>
    </style:style>
    <style:style style:name="P72" style:parent-style-name="Normal" style:family="paragraph">
      <style:text-properties fo:language="sl" fo:country="SI"/>
    </style:style>
    <style:style style:name="P73" style:parent-style-name="Normal" style:family="paragraph">
      <style:text-properties fo:language="sl" fo:country="SI"/>
    </style:style>
    <style:style style:name="P74" style:parent-style-name="Normal" style:family="paragraph">
      <style:text-properties fo:language="sl" fo:country="SI"/>
    </style:style>
    <style:style style:name="P75" style:parent-style-name="Normal" style:family="paragraph">
      <style:text-properties fo:language="sl" fo:country="SI"/>
    </style:style>
    <style:style style:name="P76" style:parent-style-name="Normal" style:family="paragraph">
      <style:text-properties fo:language="sl" fo:country="SI"/>
    </style:style>
    <style:style style:name="P77" style:parent-style-name="Normal" style:family="paragraph">
      <style:text-properties fo:language="sl" fo:country="SI"/>
    </style:style>
    <style:style style:name="TableColumn79" style:family="table-column">
      <style:table-column-properties style:column-width="5.493in"/>
    </style:style>
    <style:style style:name="Table78" style:family="table">
      <style:table-properties style:width="5.493in" style:rel-width="100%"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style>
    <style:style style:name="T83" style:parent-style-name="Tipodeletrapredefinidodoparágrafo" style:family="text">
      <style:text-properties style:font-name="Consolas" fo:font-weight="bold" style:font-weight-asian="bold" fo:language="sl" fo:country="SI"/>
    </style:style>
    <style:style style:name="T84" style:parent-style-name="Tipodeletrapredefinidodoparágrafo" style:family="text">
      <style:text-properties style:font-name="Consolas" fo:language="sl" fo:country="SI"/>
    </style:style>
    <style:style style:name="T85" style:parent-style-name="Tipodeletrapredefinidodoparágrafo" style:family="text">
      <style:text-properties style:font-name="Consolas" fo:font-style="italic" style:font-style-asian="italic" fo:language="sl" fo:country="SI"/>
    </style:style>
    <style:style style:name="P86" style:parent-style-name="Normal" style:family="paragraph">
      <style:text-properties style:font-name="Consolas" fo:language="sl" fo:country="SI"/>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T89" style:parent-style-name="Tipodeletrapredefinidodoparágrafo" style:family="text">
      <style:text-properties style:font-name="Consolas" fo:font-weight="bold" style:font-weight-asian="bold" fo:language="sl" fo:country="SI"/>
    </style:style>
    <style:style style:name="T90" style:parent-style-name="Tipodeletrapredefinidodoparágrafo" style:family="text">
      <style:text-properties style:font-name="Consolas" fo:language="sl" fo:country="SI"/>
    </style:style>
    <style:style style:name="T91" style:parent-style-name="Tipodeletrapredefinidodoparágrafo" style:family="text">
      <style:text-properties style:font-name="Consolas" fo:font-style="italic" style:font-style-asian="italic" fo:language="sl" fo:country="SI"/>
    </style:style>
    <style:style style:name="P92" style:parent-style-name="Normal" style:family="paragraph">
      <style:text-properties style:font-name="Consolas" fo:language="sl" fo:country="SI"/>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style:font-name="Consolas" fo:font-weight="bold" style:font-weight-asian="bold" fo:language="sl" fo:country="SI"/>
    </style:style>
    <style:style style:name="T96" style:parent-style-name="Tipodeletrapredefinidodoparágrafo" style:family="text">
      <style:text-properties style:font-name="Consolas" fo:font-style="italic" style:font-style-asian="italic" fo:language="sl" fo:country="SI"/>
    </style:style>
    <style:style style:name="T97" style:parent-style-name="Tipodeletrapredefinidodoparágrafo" style:family="text">
      <style:text-properties style:font-name="Consolas" fo:font-style="italic" style:font-style-asian="italic" fo:language="sl" fo:country="SI"/>
    </style:style>
    <style:style style:name="P98" style:parent-style-name="Normal" style:family="paragraph">
      <style:text-properties style:font-name="Consolas" fo:language="sl" fo:country="SI"/>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style:font-name="Consolas" fo:font-weight="bold" style:font-weight-asian="bold" fo:language="sl" fo:country="SI"/>
    </style:style>
    <style:style style:name="T102" style:parent-style-name="Tipodeletrapredefinidodoparágrafo" style:family="text">
      <style:text-properties style:font-name="Consolas" fo:font-style="italic" style:font-style-asian="italic" fo:language="sl" fo:country="SI"/>
    </style:style>
    <style:style style:name="P103" style:parent-style-name="Normal" style:family="paragraph">
      <style:text-properties style:font-name="Consolas" fo:language="sl" fo:country="SI"/>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style:font-name="Consolas" fo:font-weight="bold" style:font-weight-asian="bold" fo:language="sl" fo:country="SI"/>
    </style:style>
    <style:style style:name="T107" style:parent-style-name="Tipodeletrapredefinidodoparágrafo" style:family="text">
      <style:text-properties style:font-name="Consolas" fo:font-style="italic" style:font-style-asian="italic" fo:language="sl" fo:country="SI"/>
    </style:style>
    <style:style style:name="P108" style:parent-style-name="Normal" style:family="paragraph">
      <style:text-properties style:font-name="Consolas" fo:language="sl" fo:country="SI"/>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Consolas" fo:font-weight="bold" style:font-weight-asian="bold" fo:language="sl" fo:country="SI"/>
    </style:style>
    <style:style style:name="T112" style:parent-style-name="Tipodeletrapredefinidodoparágrafo" style:family="text">
      <style:text-properties style:font-name="Consolas" fo:font-style="italic" style:font-style-asian="italic" fo:language="sl" fo:country="SI"/>
    </style:style>
    <style:style style:name="P113" style:parent-style-name="Normal" style:family="paragraph">
      <style:text-properties style:font-name="Consola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Consolas" fo:font-weight="bold" style:font-weight-asian="bold" fo:language="sl" fo:country="SI"/>
    </style:style>
    <style:style style:name="T117" style:parent-style-name="Tipodeletrapredefinidodoparágrafo" style:family="text">
      <style:text-properties style:font-name="Consolas" fo:font-style="italic" style:font-style-asian="italic" fo:language="sl" fo:country="SI"/>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Consolas" fo:font-weight="bold" style:font-weight-asian="bold" fo:language="sl" fo:country="SI"/>
    </style:style>
    <style:style style:name="T121" style:parent-style-name="Tipodeletrapredefinidodoparágrafo" style:family="text">
      <style:text-properties style:font-name="Consolas" fo:font-style="italic" style:font-style-asian="italic" fo:language="sl" fo:country="SI"/>
    </style:style>
    <style:style style:name="P122" style:parent-style-name="Normal" style:family="paragraph">
      <style:text-properties style:font-name="Consolas" fo:language="sl" fo:country="SI"/>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Consolas" fo:font-weight="bold" style:font-weight-asian="bold" fo:language="sl" fo:country="SI"/>
    </style:style>
    <style:style style:name="T126" style:parent-style-name="Tipodeletrapredefinidodoparágrafo" style:family="text">
      <style:text-properties style:font-name="Consolas" fo:language="sl" fo:country="SI"/>
    </style:style>
    <style:style style:name="P127" style:parent-style-name="Cabeçalho2" style:list-style-name="WW_OutlineListStyle_1" style:family="paragraph">
      <style:text-properties fo:language="sl" fo:country="SI"/>
    </style:style>
    <style:style style:name="P128" style:parent-style-name="Cabeçalho2" style:list-style-name="WW_OutlineListStyle_1" style:family="paragraph">
      <style:text-properties fo:language="sl" fo:country="SI"/>
    </style:style>
  </office:automatic-styles>
  <office:body>
    <office:text text:use-soft-page-breaks="true">
      <text:h text:style-name="P1" text:outline-level="1"/>
      <text:p text:style-name="P5"/>
      <table:table table:style-name="Table6">
        <table:table-columns>
          <table:table-column table:style-name="TableColumn7"/>
        </table:table-columns>
        <table:table-row table:style-name="TableRow8">
          <table:table-cell table:style-name="TableCell9">
            <text:p text:style-name="P10"><text:span text:style-name="T11">Use case:</text:span><text:span text:style-name="T12"><text:s/></text:span><text:span text:style-name="T13">Browsing for products</text:span></text:p>
            <text:p text:style-name="P14"/>
          </table:table-cell>
        </table:table-row>
        <table:table-row table:style-name="TableRow15">
          <table:table-cell table:style-name="TableCell16">
            <text:p text:style-name="Normal"><text:span text:style-name="T17">ID:</text:span><text:span text:style-name="T18"><text:s/></text:span><text:span text:style-name="T19">browsingForProducts</text:span></text:p>
            <text:p text:style-name="P20"/>
          </table:table-cell>
        </table:table-row>
        <table:table-row table:style-name="TableRow21">
          <table:table-cell table:style-name="TableCell22">
            <text:p text:style-name="P23">Short description:</text:p>
            <text:p text:style-name="Normal"><text:span text:style-name="T24">The involved actors will manage to browse for several products from a browsing system that is connected</text:span><text:span text:style-name="T25"><text:s/>to several different stores.</text:span></text:p>
            <text:p text:style-name="P26"/>
          </table:table-cell>
        </table:table-row>
        <table:table-row table:style-name="TableRow27">
          <table:table-cell table:style-name="TableCell28">
            <text:p text:style-name="Normal"><text:span text:style-name="T29">Primary</text:span><text:span text:style-name="T30"><text:s/></text:span><text:span text:style-name="T31">actors:</text:span></text:p>
            <text:p text:style-name="Normal"><text:span text:style-name="T32">User</text:span></text:p>
            <text:p text:style-name="P33"/>
          </table:table-cell>
        </table:table-row>
        <table:table-row table:style-name="TableRow34">
          <table:table-cell table:style-name="TableCell35">
            <text:p text:style-name="P36">Secondary actors:</text:p>
            <text:p text:style-name="Normal"><text:span text:style-name="T37">Administrator</text:span></text:p>
            <text:p text:style-name="P38"/>
          </table:table-cell>
        </table:table-row>
        <table:table-row table:style-name="TableRow39">
          <table:table-cell table:style-name="TableCell40">
            <text:p text:style-name="P41">Conditions that are needed for execution:</text:p>
            <text:p text:style-name="Normal"><text:span text:style-name="T42">Must present a non changeable IP<text:s/></text:span></text:p>
            <text:p text:style-name="P43"/>
          </table:table-cell>
        </table:table-row>
        <table:table-row table:style-name="TableRow44">
          <table:table-cell table:style-name="TableCell45">
            <text:p text:style-name="P46">Main course of execution:</text:p>
            <text:p text:style-name="Normal"><text:span text:style-name="T47">The user inputs a String on the »search« text box. This String<text:s/></text:span><text:span text:style-name="T48">will be processed to filter out any products that don't present any tags related to it. When the user selects the product that it wants, it will be sent to the page of the store where the product is being sold so that it can order it.<text:s/></text:span></text:p>
          </table:table-cell>
        </table:table-row>
        <table:table-row table:style-name="TableRow49">
          <table:table-cell table:style-name="TableCell50">
            <text:p text:style-name="P51">The state of the system after execution:</text:p>
            <text:p text:style-name="P52">In the table that shows all products available, after the filtering process, the left out products will be organized from most expensive to cheapest or vice-versa, or it can also be organized from best reviewed to the worst reviewed or vice-versa, depending on what the user selects on the »order« select box.<text:s/></text:p>
            <text:p text:style-name="P53"/>
            <text:p text:style-name="P54"/>
          </table:table-cell>
        </table:table-row>
        <table:table-row table:style-name="TableRow55">
          <table:table-cell table:style-name="TableCell56">
            <text:p text:style-name="P57">Alternative paths:</text:p>
            <text:p text:style-name="P58">If no tags relate to the String inputed by the user, no products will be shown in the browsing table. Instead, a text will be shown saying » Error: Product<text:s/>not found«</text:p>
            <text:p text:style-name="Normal"/>
            <text:p text:style-name="P59"/>
          </table:table-cell>
        </table:table-row>
      </table:table>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able:table table:style-name="Table78">
        <table:table-columns>
          <table:table-column table:style-name="TableColumn79"/>
        </table:table-columns>
        <table:table-row table:style-name="TableRow80">
          <table:table-cell table:style-name="TableCell81">
            <text:p text:style-name="P82"><text:span text:style-name="T83">Use case:</text:span><text:span text:style-name="T84"><text:s/></text:span><text:span text:style-name="T85">Build your PC</text:span></text:p>
            <text:p text:style-name="P86"/>
          </table:table-cell>
        </table:table-row>
        <table:table-row table:style-name="TableRow87">
          <table:table-cell table:style-name="TableCell88">
            <text:p text:style-name="Normal"><text:span text:style-name="T89">ID:</text:span><text:span text:style-name="T90"><text:s/></text:span><text:span text:style-name="T91">buildYourPC</text:span></text:p>
            <text:p text:style-name="P92"/>
          </table:table-cell>
        </table:table-row>
        <table:table-row table:style-name="TableRow93">
          <table:table-cell table:style-name="TableCell94">
            <text:p text:style-name="P95">Short description:</text:p>
            <text:p text:style-name="Normal"><text:span text:style-name="T96">A user friendly interface that has already pre-defined the parts needed to build a pc. The user just needs to select what type of product they want to purchase.<text:s/></text:span><text:span text:style-name="T97">The products presented are connected from online stores that sell it</text:span></text:p>
            <text:p text:style-name="P98"/>
          </table:table-cell>
        </table:table-row>
        <table:table-row table:style-name="TableRow99">
          <table:table-cell table:style-name="TableCell100">
            <text:p text:style-name="P101">Primary actors:</text:p>
            <text:p text:style-name="Normal"><text:span text:style-name="T102">User</text:span></text:p>
            <text:p text:style-name="P103"/>
          </table:table-cell>
        </table:table-row>
        <table:table-row table:style-name="TableRow104">
          <table:table-cell table:style-name="TableCell105">
            <text:p text:style-name="P106">Secondary actors:</text:p>
            <text:p text:style-name="Normal"><text:span text:style-name="T107">Admin</text:span></text:p>
            <text:p text:style-name="P108"/>
          </table:table-cell>
        </table:table-row>
        <table:table-row table:style-name="TableRow109">
          <table:table-cell table:style-name="TableCell110">
            <text:p text:style-name="P111">Conditions that are needed for execution:</text:p>
            <text:p text:style-name="Normal"><text:span text:style-name="T112">Must present a non changeable IP<text:s/></text:span></text:p>
            <text:p text:style-name="P113"/>
          </table:table-cell>
        </table:table-row>
        <table:table-row table:style-name="TableRow114">
          <table:table-cell table:style-name="TableCell115">
            <text:p text:style-name="P116">Main course of execution:</text:p>
            <text:p text:style-name="Normal"><text:span text:style-name="T117">The user will have several sections, each section representing a piece of hardware needed to build a PC. These sections will each have a search table that shows products related to the due section, where the user will be able to browse from several similar products available.<text:s/></text:span></text:p>
          </table:table-cell>
        </table:table-row>
        <table:table-row table:style-name="TableRow118">
          <table:table-cell table:style-name="TableCell119">
            <text:p text:style-name="P120">The state<text:s/>of the system after execution:</text:p>
            <text:p text:style-name="Normal"><text:span text:style-name="T121">The System will have displayed the combination of pieces of hardware selected by the user to build the PC. The final price for all the hardware shall be displayed in the end.<text:s/></text:span></text:p>
            <text:p text:style-name="P122"/>
          </table:table-cell>
        </table:table-row>
        <table:table-row table:style-name="TableRow123">
          <table:table-cell table:style-name="TableCell124">
            <text:p text:style-name="P125">Alternative paths:</text:p>
            <text:p text:style-name="Normal"><text:span text:style-name="T126">If a connection can't be made to the Page of the Shop to display the information of the desired product, a text will be displayed next to the related section saying »couldn't connect with the Shop, Please try again later or choose a different product«</text:span></text:p>
          </table:table-cell>
        </table:table-row>
      </table:table>
      <text:h text:style-name="P127" text:outline-level="2"/>
      <text:h text:style-name="P128"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Cabeçalho1" style:display-name="Cabeçalho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Cabeçalho2" style:display-name="Cabeçalho 2" style:family="paragraph" style:parent-style-name="Normal" style:next-style-name="Normal" style:default-outline-level="2">
      <style:paragraph-properties fo:keep-with-next="always" fo:margin-top="0.1666in" fo:margin-bottom="0.0416in"/>
      <style:text-properties style:font-name="Arial" fo:font-weight="bold" style:font-weight-asian="bold" fo:font-style="italic" style:font-style-asian="italic" fo:font-size="12pt" style:font-size-asian="12pt" fo:hyphenate="false"/>
    </style:style>
    <style:style style:name="Cabeçalho3" style:display-name="Cabeçalho 3" style:family="paragraph" style:parent-style-name="Normal" style:next-style-name="Normal" style:default-outline-level="3">
      <style:paragraph-properties fo:keep-with-next="always" fo:margin-top="0.1666in" fo:margin-bottom="0.0416in"/>
      <style:text-properties fo:font-weight="bold" style:font-weight-asian="bold" fo:font-size="12pt" style:font-size-asian="12pt" fo:hyphenate="false"/>
    </style:style>
    <style:style style:name="Cabeçalho4" style:display-name="Cabeçalho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Cabeçalho5" style:display-name="Cabeçalho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Cabeçalho6" style:display-name="Cabeçalho 6" style:family="paragraph" style:parent-style-name="Normal" style:next-style-name="Normal" style:default-outline-level="6">
      <style:paragraph-properties fo:margin-top="0.1666in" fo:margin-bottom="0.0416in"/>
      <style:text-properties fo:font-weight="bold" style:font-weight-asian="bold" style:font-weight-complex="bold" style:font-size-complex="11pt" fo:hyphenate="false"/>
    </style:style>
    <style:style style:name="Cabeçalho7" style:display-name="Cabeçalho 7" style:family="paragraph" style:parent-style-name="Normal" style:next-style-name="Normal" style:default-outline-level="7">
      <style:paragraph-properties fo:margin-top="0.1666in" fo:margin-bottom="0.0416in"/>
      <style:text-properties fo:font-size="12pt" style:font-size-asian="12pt" style:font-size-complex="12pt" fo:hyphenate="false"/>
    </style:style>
    <style:style style:name="Cabeçalho8" style:display-name="Cabeçalho 8" style:family="paragraph" style:parent-style-name="Normal" style:next-style-name="Normal" style:default-outline-level="8">
      <style:paragraph-properties fo:margin-top="0.1666in" fo:margin-bottom="0.0416in"/>
      <style:text-properties fo:font-style="italic" style:font-style-asian="italic" style:font-style-complex="italic" fo:font-size="12pt" style:font-size-asian="12pt" style:font-size-complex="12pt" fo:hyphenate="false"/>
    </style:style>
    <style:style style:name="Cabeçalho9" style:display-name="Cabeçalho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style:punctuation-wrap="simple" style:text-autospace="none" fo:margin-bottom="0in" fo:line-height="100%"/>
      <style:text-properties style:font-name="Times New Roman" style:font-name-asian="Times New Roman" style:font-size-complex="10pt" fo:language="en" fo:country="US" style:language-asian="sl" style:country-asian="SI" fo:hyphenate="false"/>
    </style:style>
    <style:style style:name="Tipodeletrapredefinidodoparágrafo" style:display-name="Tipo de letra predefinido do parágrafo"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abeçalho1Caráter" style:display-name="Cabeçalho 1 Caráter" style:family="text" style:parent-style-name="Tipodeletrapredefinidodoparágrafo">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language-asian="sl" style:country-asian="SI"/>
    </style:style>
    <style:style style:name="Cabeçalho2Caráter" style:display-name="Cabeçalho 2 Caráter" style:family="text" style:parent-style-name="Tipodeletrapredefinidodoparágrafo">
      <style:text-properties style:font-name="Arial" style:font-name-asian="Times New Roman" style:font-name-complex="Times New Roman" fo:font-weight="bold" style:font-weight-asian="bold" fo:font-style="italic" style:font-style-asian="italic" fo:font-size="12pt" style:font-size-asian="12pt" style:font-size-complex="10pt" fo:language="en" fo:country="US" style:language-asian="sl" style:country-asian="SI"/>
    </style:style>
    <style:style style:name="Cabeçalho3Caráter" style:display-name="Cabeçalho 3 Caráter" style:family="text" style:parent-style-name="Tipodeletrapredefinidodoparágrafo">
      <style:text-properties style:font-name="Times New Roman" style:font-name-asian="Times New Roman" style:font-name-complex="Times New Roman" fo:font-weight="bold" style:font-weight-asian="bold" fo:font-size="12pt" style:font-size-asian="12pt" style:font-size-complex="10pt" fo:language="en" fo:country="US" style:language-asian="sl" style:country-asian="SI"/>
    </style:style>
    <style:style style:name="Cabeçalho4Caráter" style:display-name="Cabeçalho 4 Caráter" style:family="text" style:parent-style-name="Tipodeletrapredefinidodoparágrafo">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language-asian="sl" style:country-asian="SI"/>
    </style:style>
    <style:style style:name="Cabeçalho5Caráter" style:display-name="Cabeçalho 5 Caráter" style:family="text" style:parent-style-name="Tipodeletrapredefinidodoparágrafo">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language-asian="sl" style:country-asian="SI"/>
    </style:style>
    <style:style style:name="Cabeçalho6Caráter" style:display-name="Cabeçalho 6 Caráter" style:family="text" style:parent-style-name="Tipodeletrapredefinidodoparágrafo">
      <style:text-properties style:font-name="Times New Roman" style:font-name-asian="Times New Roman" style:font-name-complex="Times New Roman" fo:font-weight="bold" style:font-weight-asian="bold" style:font-weight-complex="bold" fo:language="en" fo:country="US" style:language-asian="sl" style:country-asian="SI"/>
    </style:style>
    <style:style style:name="Cabeçalho7Caráter" style:display-name="Cabeçalho 7 Caráter" style:family="text" style:parent-style-name="Tipodeletrapredefinidodoparágrafo">
      <style:text-properties style:font-name="Times New Roman" style:font-name-asian="Times New Roman" style:font-name-complex="Times New Roman" fo:font-size="12pt" style:font-size-asian="12pt" style:font-size-complex="12pt" fo:language="en" fo:country="US" style:language-asian="sl" style:country-asian="SI"/>
    </style:style>
    <style:style style:name="Cabeçalho8Caráter" style:display-name="Cabeçalho 8 Caráter" style:family="text" style:parent-style-name="Tipodeletrapredefinidodoparágrafo">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sl" style:country-asian="SI"/>
    </style:style>
    <style:style style:name="Cabeçalho9Caráter" style:display-name="Cabeçalho 9 Caráter" style:family="text" style:parent-style-name="Tipodeletrapredefinidodoparágrafo">
      <style:text-properties style:font-name="Arial" style:font-name-asian="Times New Roman" style:font-name-complex="Arial" fo:language="en" fo:country="US" style:language-asian="sl" style:country-asian="SI"/>
    </style:style>
    <style:style style:name="Cabeçalho" style:display-name="Cabeçalho"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style:font-size-complex="10pt" fo:language="en" fo:country="US" style:language-asian="sl" style:country-asian="SI"/>
    </style:style>
    <style:style style:name="Rodapé" style:display-name="Rodapé"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style:font-size-complex="10pt" fo:language="en" fo:country="US" style:language-asian="sl" style:country-asian="SI"/>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5in" fo:margin-bottom="0.4916in" fo:margin-right="1.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Cabeçalho" style:family="paragraph">
      <style:paragraph-properties fo:border-top="none" fo:border-left="none" fo:border-bottom="0.0104in solid #000000" fo:border-right="none" fo:padding-top="0in" fo:padding-left="0in" fo:padding-bottom="0.0138in" fo:padding-right="0in" style:shadow="none">
        <style:tab-stops>
          <style:tab-stop style:type="right" style:position="5in"/>
          <style:tab-stop style:type="center" style:position="6in"/>
        </style:tab-stops>
      </style:paragraph-properties>
      <style:text-properties fo:language="da" fo:country="DK"/>
    </style:style>
    <style:style style:name="P3" style:parent-style-name="Rodapé" style:family="paragraph">
      <style:paragraph-properties fo:text-align="center"/>
    </style:style>
    <style:style style:name="P4" style:parent-style-name="Rodapé" style:family="paragraph">
      <style:paragraph-properties fo:text-align="center"/>
      <style:text-properties fo:language="sl" fo:country="SI"/>
    </style:style>
  </office:automatic-styles>
  <office:master-styles>
    <style:master-page style:name="MP0" style:page-layout-name="PL0">
      <style:header>
        <text:p text:style-name="P2">Seznam primerov uporabe za projekt: Ime projekta<text:tab/><text:tab/></text:p>
      </style:header>
      <style:footer>
        <text:p text:style-name="P3"><text:page-number text:fixed="false">2</text:page-number></text:p>
        <text:p text:style-name="P4"/>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s Pires</meta:initial-creator>
    <dc:creator>Luis Pires</dc:creator>
    <meta:creation-date>2017-10-18T17:33:00Z</meta:creation-date>
    <dc:date>2017-10-19T19:07:00Z</dc:date>
    <meta:template xlink:href="Normal" xlink:type="simple"/>
    <meta:editing-cycles>5</meta:editing-cycles>
    <meta:editing-duration>PT4200S</meta:editing-duration>
    <meta:document-statistic meta:page-count="1" meta:paragraph-count="4" meta:word-count="367" meta:character-count="2456" meta:row-count="17" meta:non-whitespace-character-count="2093"/>
  </office:meta>
</office:document-meta>
</file>